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99c3" officeooo:paragraph-rsid="001799c3"/>
    </style:style>
    <style:style style:name="P2" style:family="paragraph" style:parent-style-name="Standard">
      <style:text-properties officeooo:rsid="001799c3" officeooo:paragraph-rsid="0019dd22"/>
    </style:style>
    <style:style style:name="P3" style:family="paragraph" style:parent-style-name="Standard">
      <style:text-properties officeooo:paragraph-rsid="001799c3"/>
    </style:style>
    <style:style style:name="P4" style:family="paragraph" style:parent-style-name="Standard">
      <style:text-properties officeooo:rsid="0018e1e6"/>
    </style:style>
    <style:style style:name="P5" style:family="paragraph" style:parent-style-name="Standard">
      <style:text-properties officeooo:rsid="0018e1e6" officeooo:paragraph-rsid="0018e1e6"/>
    </style:style>
    <style:style style:name="P6" style:family="paragraph" style:parent-style-name="Standard">
      <style:text-properties officeooo:paragraph-rsid="0019dd22"/>
    </style:style>
    <style:style style:name="P7" style:family="paragraph" style:parent-style-name="Standard">
      <style:text-properties officeooo:rsid="001799c3" officeooo:paragraph-rsid="0019dd22"/>
    </style:style>
    <style:style style:name="P8" style:family="paragraph" style:parent-style-name="Standard">
      <style:text-properties officeooo:rsid="001799c3" officeooo:paragraph-rsid="001799c3"/>
    </style:style>
    <style:style style:name="T1" style:family="text">
      <style:text-properties officeooo:rsid="001799c3"/>
    </style:style>
    <style:style style:name="T2" style:family="text">
      <style:text-properties officeooo:rsid="0018e1e6"/>
    </style:style>
    <style:style style:name="T3" style:family="text">
      <style:text-properties officeooo:rsid="0019dd22"/>
    </style:style>
    <style:style style:name="T4" style:family="text">
      <style:text-properties officeooo:rsid="001d011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PR</text:span>OJETO <text:span text:style-name="T1">A</text:span>N<text:span text:style-name="T1">Á</text:span>LISE DE DADOS <text:span text:style-name="T2">(GERAÇÃO FONTE ENERGIA)</text:span></text:p>
      <text:p text:style-name="P4"/>
      <text:p text:style-name="P5">Dados fornecidos por dados.gov.</text:p>
      <text:p text:style-name="P5">Banco de dados em formato csv.</text:p>
      <text:p text:style-name="P5"/>
      <text:p text:style-name="P1">Lucas Braga</text:p>
      <text:p text:style-name="P1">Luiz Filgueiras</text:p>
      <text:p text:style-name="P1"/>
      <text:p text:style-name="P2">-<text:span text:style-name="T2">-------------------------------------</text:span>-------- <text:span text:style-name="T2">OBJETIVO --------------------------------------------------------</text:span></text:p>
      <text:p text:style-name="P1"/>
      <text:p text:style-name="P5">Gerar gráficos para a visualização e análise do histórico das fontes de energia renováveis</text:p>
      <text:p text:style-name="P5">e não renováveis de forma mensal e anual.</text:p>
      <text:p text:style-name="P5">Prever o despache das fontes de energia renováveis e não renováveis para o ano de 2021.</text:p>
      <text:p text:style-name="Standard"/>
      <text:p text:style-name="P6">--------------------------------- <text:span text:style-name="T2">EM RELAÇÃO A DIVISÃO DE TAREFAS <text:s/>-------------------------------</text:span></text:p>
      <text:p text:style-name="Standard"/>
      <text:p text:style-name="Standard">Lucas : Visualização Anual e a ML de previsão</text:p>
      <text:p text:style-name="Standard"/>
      <text:p text:style-name="Standard">Lu<text:span text:style-name="T4">iz</text:span> <text:s text:c="2"/>: Visualização Mensal e Arvore de Decisões</text:p>
      <text:p text:style-name="Standard"/>
      <text:p text:style-name="P6"><text:span text:style-name="T3">=======================================================================# </text:span>Alinhamentos</text:p>
      <text:p text:style-name="Standard"/>
      <text:p text:style-name="P6">- Lista de I/O</text:p>
      <text:p text:style-name="P6">- Sem input de usuario</text:p>
      <text:p text:style-name="P3"/>
      <text:p text:style-name="P6">-----<text:span text:style-name="T1">----------------------------------------</text:span>----- <text:span text:style-name="T1">FRONT-END ----------------------------------------------------</text:span></text:p>
      <text:p text:style-name="P1">#Interface de usuário</text:p>
      <text:p text:style-name="P1">Bibliotecas: tkinter ou django</text:p>
      <text:p text:style-name="Standard"/>
      <text:p text:style-name="P2">F.1 - Plotagens<text:line-break/>Bibliotecas: matplotlib</text:p>
      <text:p text:style-name="P2"/>
      <text:p text:style-name="P6"><text:span text:style-name="T1">F.1.a</text:span> - <text:span text:style-name="T1">Gerar gráficos para </text:span>os níveis de uso/desuso de fontes renováveis e não renováveis de energia <text:span text:style-name="T1">(GERAL/ESPECÍFICA)</text:span>:</text:p>
      <text:p text:style-name="P2">1.a – MENSAL</text:p>
      <text:p text:style-name="P2">1.b – ANUAL</text:p>
      <text:p text:style-name="P6"/>
      <text:p text:style-name="P2">--------------------------------------------------- BACKEND -----------------------------------------------------</text:p>
      <text:p text:style-name="Standard"/>
      <text:p text:style-name="P1">B-1 – Regressão/Agrupamento/Classificação</text:p>
      <text:p text:style-name="P1">Bibliotecas: numpy, pandas, scikitlearn</text:p>
      <text:p text:style-name="P1">Algorítimos: k-means / random-forests / Multi-layer Perceptron</text:p>
      <text:p text:style-name="P3"/>
      <text:p text:style-name="P5">MENSAL &gt; Analisa os dados de todos os anos referentes ao mês informado (int).</text:p>
      <text:p text:style-name="P5">ANUAL &gt; Analisa a partir da média dos 12 meses do(s) ano(s) informado(s).</text:p>
      <text:p text:style-name="P3"/>
      <text:p text:style-name="P3"><text:span text:style-name="T1">B-1.a - </text:span>Verificar Correlação entre as fontes com intuito de entender se o <text:span text:style-name="T1">despache </text:span>aumenta em detrimento de outras ou não.</text:p>
      <text:p text:style-name="P3">"O impacto que o uso de uma fonte causa nas outras fontes"</text:p>
      <text:p text:style-name="P3"/>
      <text:p text:style-name="P3"><text:span text:style-name="T2">B-1.b </text:span>- <text:span text:style-name="T2">P</text:span>rever o despache de energia para o próximo ano (MENSAL/ANUAL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5T19:06:56.133075141</meta:creation-date>
    <dc:date>2021-02-15T22:50:05.871919845</dc:date>
    <meta:editing-duration>PT1H11M10S</meta:editing-duration>
    <meta:editing-cycles>5</meta:editing-cycles>
    <meta:generator>LibreOffice/6.4.6.2$Linux_X86_64 LibreOffice_project/40$Build-2</meta:generator>
    <meta:document-statistic meta:table-count="0" meta:image-count="0" meta:object-count="0" meta:page-count="1" meta:paragraph-count="31" meta:word-count="223" meta:character-count="1779" meta:non-whitespace-character-count="1581"/>
  </office:meta>
</office:document-meta>
</file>